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1.B1" style:family="table-cell">
      <style:table-cell-properties fo:border="0.002cm solid #000000" fo:padding="0.097cm"/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B2" style:family="table-cell">
      <style:table-cell-properties fo:border-top="none" fo:border-left="0.002cm solid #000000" fo:border-right="0.002cm solid #000000" fo:padding="0.097cm" fo:border-bottom="0.002cm solid #000000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/>
      <text:p text:style-name="Standard">Here are FOR errors that will occur at runtime.</text:p>
      <text:p text:style-name="Standard"/>
      <table:table>
        <table:table-row>
          <table:table-cell>
            <text:p><office:annotation><dc:creator>POD</dc:creator><dc:date>2009-02-20T12:28:52</dc:date><text:p>Error while evaluating expression "tytytyt".</text:p><text:p>   File "&lt;string&gt;", line 0, in ?</text:p><text:p> exceptions.NameError: name 'tytytyt' is not defined</text:p></office:annotation></text:p>
          </table:table-cell>
        </table:table-row>
      </table:table>
      <text:p text:style-name="Standard"/>
      <text:p><office:annotation><dc:creator>POD</dc:creator><dc:date>2009-02-20T12:28:52</dc:date><text:p>Expression "45" is not iterable.</text:p><text:p> exceptions.TypeError: iteration over non-sequence</text:p></office:annotation>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7T15:09:17</dc:date>
    <dc:language>fr-BE</dc:language>
    <meta:editing-cycles>16</meta:editing-cycles>
    <meta:editing-duration>PT20M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" meta:word-count="16" meta:character-count="73"/>
  </office:meta>
</office:document-meta>
</file>